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3.427cm"/>
    </style:style>
    <style:style style:name="co7" style:family="table-column">
      <style:table-column-properties fo:break-before="auto" style:column-width="3.81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84cm" svg:height="9.013cm" svg:x="1.03cm" svg:y="30.988cm">
            <draw:object draw:notify-on-update-of-ranges="Arkusz1.B1:Arkusz1.B1 Arkusz1.B2:Arkusz1.B9 Arkusz1.G1:Arkusz1.G1 Arkusz1.G2:Arkusz1.G9 Arkusz1.H1:Arkusz1.H1 Arkusz1.H2:Arkusz1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4cm" svg:height="8.987cm" svg:x="19.103cm" svg:y="31.012cm">
            <draw:object draw:notify-on-update-of-ranges="Arkusz1.A11:Arkusz1.A11 Arkusz1.A12:Arkusz1.A19 Arkusz1.G11:Arkusz1.G11 Arkusz1.G12:Arkusz1.G19 Arkusz1.H11:Arkusz1.H11 Arkusz1.H12:Arkusz1.H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4cm" svg:height="8.987cm" svg:x="1.671cm" svg:y="10.773cm">
            <draw:object draw:notify-on-update-of-ranges="Arkusz1.B1:Arkusz1.B1 Arkusz1.B2:Arkusz1.B9 Arkusz1.C1:Arkusz1.C1 Arkusz1.C2:Arkusz1.C9 Arkusz1.D1:Arkusz1.D1 Arkusz1.D2:Arkusz1.D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84cm" svg:height="8.986cm" svg:x="18.435cm" svg:y="10.56cm">
            <draw:object draw:notify-on-update-of-ranges="Arkusz1.A11:Arkusz1.A11 Arkusz1.A12:Arkusz1.A19 Arkusz1.C11:Arkusz1.C11 Arkusz1.C12:Arkusz1.C19 Arkusz1.D11:Arkusz1.D11 Arkusz1.D12:Arkusz1.D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84cm" svg:height="8.987cm" svg:x="1.615cm" svg:y="20.907cm">
            <draw:object draw:notify-on-update-of-ranges="Arkusz1.B1:Arkusz1.B1 Arkusz1.B2:Arkusz1.B9 Arkusz1.E1:Arkusz1.E1 Arkusz1.E2:Arkusz1.E9 Arkusz1.F1:Arkusz1.F1 Arkusz1.F2:Arkusz1.F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85cm" svg:height="8.987cm" svg:x="18.379cm" svg:y="20.853cm">
            <draw:object draw:notify-on-update-of-ranges="Arkusz1.A11:Arkusz1.A11 Arkusz1.A12:Arkusz1.A19 Arkusz1.E11:Arkusz1.E11 Arkusz1.E12:Arkusz1.E19 Arkusz1.F11:Arkusz1.F11 Arkusz1.F12:Arkusz1.F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Entities</text:p>
          </table:table-cell>
          <table:table-cell office:value-type="string">
            <text:p>main tasks per entity</text:p>
          </table:table-cell>
          <table:table-cell office:value-type="string">
            <text:p>ActiveObject total time (ms)</text:p>
          </table:table-cell>
          <table:table-cell office:value-type="string">
            <text:p>Monitor total time (ms)</text:p>
          </table:table-cell>
          <table:table-cell office:value-type="string">
            <text:p>ActiveObject side tasks mean</text:p>
          </table:table-cell>
          <table:table-cell office:value-type="string">
            <text:p>Monitor side tasks mean</text:p>
          </table:table-cell>
          <table:table-cell office:value-type="string">
            <text:p>AO ops per second</text:p>
          </table:table-cell>
          <table:table-cell office:value-type="string">
            <text:p>Monitor ops per second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14">
            <text:p>814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table:formula="of:=([.B2]+[.E2])/[.C2]" office:value-type="float" office:value="0.235872235872236">
            <text:p>0,2358722359</text:p>
          </table:table-cell>
          <table:table-cell table:formula="of:=([.B2]+[.F2])/[.D2]" office:value-type="float" office:value="0.204545454545455">
            <text:p>0,2045454545</text:p>
          </table:table-cell>
          <table:table-cell table:formula="of:=[.G2]/[.H2]" office:value-type="float" office:value="1.15315315315315">
            <text:p>1,15315315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982">
            <text:p>982</text:p>
          </table:table-cell>
          <table:table-cell office:value-type="float" office:value="276">
            <text:p>276</text:p>
          </table:table-cell>
          <table:table-cell office:value-type="float" office:value="193">
            <text:p>193</text:p>
          </table:table-cell>
          <table:table-cell office:value-type="float" office:value="35">
            <text:p>35</text:p>
          </table:table-cell>
          <table:table-cell table:formula="of:=([.B3]+[.E3])/[.C3]" office:value-type="float" office:value="0.232179226069246">
            <text:p>0,2321792261</text:p>
          </table:table-cell>
          <table:table-cell table:formula="of:=([.B3]+[.F3])/[.D3]" office:value-type="float" office:value="0.253623188405797">
            <text:p>0,2536231884</text:p>
          </table:table-cell>
          <table:table-cell table:formula="of:=[.G3]/[.H3]" office:value-type="float" office:value="0.915449519930172">
            <text:p>0,91544951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6020">
            <text:p>6020</text:p>
          </table:table-cell>
          <table:table-cell office:value-type="float" office:value="466">
            <text:p>466</text:p>
          </table:table-cell>
          <table:table-cell office:value-type="float" office:value="1463">
            <text:p>1463</text:p>
          </table:table-cell>
          <table:table-cell office:value-type="float" office:value="52">
            <text:p>52</text:p>
          </table:table-cell>
          <table:table-cell table:formula="of:=([.B4]+[.E4])/[.C4]" office:value-type="float" office:value="0.251661129568106">
            <text:p>0,2516611296</text:p>
          </table:table-cell>
          <table:table-cell table:formula="of:=([.B4]+[.F4])/[.D4]" office:value-type="float" office:value="0.223175965665236">
            <text:p>0,2231759657</text:p>
          </table:table-cell>
          <table:table-cell table:formula="of:=[.G4]/[.H4]" office:value-type="float" office:value="1.1276354459494">
            <text:p>1,12763544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7751">
            <text:p>7751</text:p>
          </table:table-cell>
          <table:table-cell office:value-type="float" office:value="525">
            <text:p>525</text:p>
          </table:table-cell>
          <table:table-cell office:value-type="float" office:value="1869">
            <text:p>1869</text:p>
          </table:table-cell>
          <table:table-cell office:value-type="float" office:value="69">
            <text:p>69</text:p>
          </table:table-cell>
          <table:table-cell table:formula="of:=([.B5]+[.E5])/[.C5]" office:value-type="float" office:value="0.250032253902722">
            <text:p>0,2500322539</text:p>
          </table:table-cell>
          <table:table-cell table:formula="of:=([.B5]+[.F5])/[.D5]" office:value-type="float" office:value="0.262857142857143">
            <text:p>0,2628571429</text:p>
          </table:table-cell>
          <table:table-cell table:formula="of:=[.G5]/[.H5]" office:value-type="float" office:value="0.951209661586443">
            <text:p>0,95120966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6590">
            <text:p>6590</text:p>
          </table:table-cell>
          <table:table-cell office:value-type="float" office:value="733">
            <text:p>733</text:p>
          </table:table-cell>
          <table:table-cell office:value-type="float" office:value="1535">
            <text:p>1535</text:p>
          </table:table-cell>
          <table:table-cell office:value-type="float" office:value="86">
            <text:p>86</text:p>
          </table:table-cell>
          <table:table-cell table:formula="of:=([.B6]+[.E6])/[.C6]" office:value-type="float" office:value="0.24597875569044">
            <text:p>0,2459787557</text:p>
          </table:table-cell>
          <table:table-cell table:formula="of:=([.B6]+[.F6])/[.D6]" office:value-type="float" office:value="0.234652114597544">
            <text:p>0,2346521146</text:p>
          </table:table-cell>
          <table:table-cell table:formula="of:=[.G6]/[.H6]" office:value-type="float" office:value="1.04826992977379">
            <text:p>1,04826992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8911">
            <text:p>8911</text:p>
          </table:table-cell>
          <table:table-cell office:value-type="float" office:value="952">
            <text:p>952</text:p>
          </table:table-cell>
          <table:table-cell office:value-type="float" office:value="2052">
            <text:p>2052</text:p>
          </table:table-cell>
          <table:table-cell office:value-type="float" office:value="103">
            <text:p>103</text:p>
          </table:table-cell>
          <table:table-cell table:formula="of:=([.B7]+[.E7])/[.C7]" office:value-type="float" office:value="0.241835933116373">
            <text:p>0,2418359331</text:p>
          </table:table-cell>
          <table:table-cell table:formula="of:=([.B7]+[.F7])/[.D7]" office:value-type="float" office:value="0.216386554621849">
            <text:p>0,2163865546</text:p>
          </table:table-cell>
          <table:table-cell table:formula="of:=[.G7]/[.H7]" office:value-type="float" office:value="1.11761072003295">
            <text:p>1,1176107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2556">
            <text:p>12556</text:p>
          </table:table-cell>
          <table:table-cell office:value-type="float" office:value="1448">
            <text:p>1448</text:p>
          </table:table-cell>
          <table:table-cell office:value-type="float" office:value="2805">
            <text:p>2805</text:p>
          </table:table-cell>
          <table:table-cell office:value-type="float" office:value="120">
            <text:p>120</text:p>
          </table:table-cell>
          <table:table-cell table:formula="of:=([.B8]+[.E8])/[.C8]" office:value-type="float" office:value="0.232956355527238">
            <text:p>0,2329563555</text:p>
          </table:table-cell>
          <table:table-cell table:formula="of:=([.B8]+[.F8])/[.D8]" office:value-type="float" office:value="0.165745856353591">
            <text:p>0,1657458564</text:p>
          </table:table-cell>
          <table:table-cell table:formula="of:=[.G8]/[.H8]" office:value-type="float" office:value="1.40550334501434">
            <text:p>1,4055033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float" office:value="14820">
            <text:p>14820</text:p>
          </table:table-cell>
          <table:table-cell office:value-type="float" office:value="1319">
            <text:p>1319</text:p>
          </table:table-cell>
          <table:table-cell office:value-type="float" office:value="3361">
            <text:p>3361</text:p>
          </table:table-cell>
          <table:table-cell office:value-type="float" office:value="137">
            <text:p>137</text:p>
          </table:table-cell>
          <table:table-cell table:formula="of:=([.B9]+[.E9])/[.C9]" office:value-type="float" office:value="0.236032388663968">
            <text:p>0,2360323887</text:p>
          </table:table-cell>
          <table:table-cell table:formula="of:=([.B9]+[.F9])/[.D9]" office:value-type="float" office:value="0.20773313115997">
            <text:p>0,2077331312</text:p>
          </table:table-cell>
          <table:table-cell table:formula="of:=[.G9]/[.H9]" office:value-type="float" office:value="1.13622890747363">
            <text:p>1,1362289075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Entities</text:p>
          </table:table-cell>
          <table:table-cell office:value-type="string">
            <text:p>main tasks per entity</text:p>
          </table:table-cell>
          <table:table-cell office:value-type="string">
            <text:p>ActiveObject total time (ms)</text:p>
          </table:table-cell>
          <table:table-cell office:value-type="string">
            <text:p>Monitor total time (ms)</text:p>
          </table:table-cell>
          <table:table-cell office:value-type="string">
            <text:p>ActiveObject side tasks mean</text:p>
          </table:table-cell>
          <table:table-cell office:value-type="string">
            <text:p>Monitor side tasks mean</text:p>
          </table:table-cell>
          <table:table-cell office:value-type="string">
            <text:p>AO ops per second</text:p>
          </table:table-cell>
          <table:table-cell office:value-type="string">
            <text:p>Monitor ops per second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B12]+[.E12])/[.C12]" office:value-type="float" office:value="1">
            <text:p>1</text:p>
          </table:table-cell>
          <table:table-cell table:formula="of:=([.B12]+[.F12])/[.D12]" office:value-type="float" office:value="1">
            <text:p>1</text:p>
          </table:table-cell>
          <table:table-cell table:formula="of:=[.G12]/[.H12]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B13]+[.E13])/[.C13]" office:value-type="float" office:value="0.1875">
            <text:p>0,1875</text:p>
          </table:table-cell>
          <table:table-cell table:formula="of:=([.B13]+[.F13])/[.D13]" office:value-type="float" office:value="0.171428571428571">
            <text:p>0,1714285714</text:p>
          </table:table-cell>
          <table:table-cell table:formula="of:=[.G13]/[.H13]" office:value-type="float" office:value="1.09375">
            <text:p>1,093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([.B14]+[.E14])/[.C14]" office:value-type="float" office:value="0.134408602150538">
            <text:p>0,1344086022</text:p>
          </table:table-cell>
          <table:table-cell table:formula="of:=([.B14]+[.F14])/[.D14]" office:value-type="float" office:value="0.109090909090909">
            <text:p>0,1090909091</text:p>
          </table:table-cell>
          <table:table-cell table:formula="of:=[.G14]/[.H14]" office:value-type="float" office:value="1.2320788530466">
            <text:p>1,23207885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([.B15]+[.E15])/[.C15]" office:value-type="float" office:value="0.104743083003953">
            <text:p>0,104743083</text:p>
          </table:table-cell>
          <table:table-cell table:formula="of:=([.B15]+[.F15])/[.D15]" office:value-type="float" office:value="0.0689655172413793">
            <text:p>0,0689655172</text:p>
          </table:table-cell>
          <table:table-cell table:formula="of:=[.G15]/[.H15]" office:value-type="float" office:value="1.51877470355731">
            <text:p>1,518774703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([.B16]+[.E16])/[.C16]" office:value-type="float" office:value="0.0634920634920635">
            <text:p>0,0634920635</text:p>
          </table:table-cell>
          <table:table-cell table:formula="of:=([.B16]+[.F16])/[.D16]" office:value-type="float" office:value="0.0487804878048781">
            <text:p>0,0487804878</text:p>
          </table:table-cell>
          <table:table-cell table:formula="of:=[.G16]/[.H16]" office:value-type="float" office:value="1.3015873015873">
            <text:p>1,301587301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613">
            <text:p>2613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table:formula="of:=([.B17]+[.E17])/[.C17]" office:value-type="float" office:value="0.0711825487944891">
            <text:p>0,0711825488</text:p>
          </table:table-cell>
          <table:table-cell table:formula="of:=([.B17]+[.F17])/[.D17]" office:value-type="float" office:value="0.048">
            <text:p>0,048</text:p>
          </table:table-cell>
          <table:table-cell table:formula="of:=[.G17]/[.H17]" office:value-type="float" office:value="1.48296976655186">
            <text:p>1,482969766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([.B18]+[.E18])/[.C18]" office:value-type="float" office:value="0.0467289719626168">
            <text:p>0,046728972</text:p>
          </table:table-cell>
          <table:table-cell table:formula="of:=([.B18]+[.F18])/[.D18]" office:value-type="float" office:value="0.0392156862745098">
            <text:p>0,0392156863</text:p>
          </table:table-cell>
          <table:table-cell table:formula="of:=[.G18]/[.H18]" office:value-type="float" office:value="1.19158878504673">
            <text:p>1,1915887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5351">
            <text:p>25351</text:p>
          </table:table-cell>
          <table:table-cell office:value-type="float" office:value="183">
            <text:p>183</text:p>
          </table:table-cell>
          <table:table-cell office:value-type="float" office:value="1332">
            <text:p>1332</text:p>
          </table:table-cell>
          <table:table-cell office:value-type="float" office:value="3">
            <text:p>3</text:p>
          </table:table-cell>
          <table:table-cell table:formula="of:=([.B19]+[.E19])/[.C19]" office:value-type="float" office:value="0.0526606445505108">
            <text:p>0,0526606446</text:p>
          </table:table-cell>
          <table:table-cell table:formula="of:=([.B19]+[.F19])/[.D19]" office:value-type="float" office:value="0.0327868852459016">
            <text:p>0,0327868852</text:p>
          </table:table-cell>
          <table:table-cell table:formula="of:=[.G19]/[.H19]" office:value-type="float" office:value="1.60614965879058">
            <text:p>1,6061496588</text:p>
          </table:table-cell>
        </table:table-row>
        <table:table-row table:style-name="ro2" table:number-rows-repeated="72">
          <table:table-cell table:number-columns-repeated="9"/>
        </table:table-row>
        <table:table-row table:style-name="ro2">
          <table:table-cell office:value-type="string" table:number-columns-spanned="9" table:number-rows-spanned="1">
            <text:p>Wnioski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1. ilość operacji na jednostkę czasu korzystniejsza w przypadku active objec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2. czas wykonania active object rośnie liniowo względem ilości powtórzeń działania; w przypadku rosnacej ilości wątków sam active object rzadziej otzrymuje kwant czasu i czas wykonania rośnie wykładniczo</text:p>
          </table:table-cell>
          <table:covered-table-cell table:number-columns-repeated="8"/>
        </table:table-row>
        <table:table-row table:style-name="ro2">
          <table:table-cell office:value-type="string" table:number-columns-spanned="9" table:number-rows-spanned="1">
            <text:p>3. w przypadku, gdy nie ma potrzeby wykonywania działań pobocznych, czas wykonania jest bardziej korzystny przy użyciu rozwiązania monitorowego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.00.0000</text:date>, <text:time style:data-style-name="N2" text:time-value="0000-00-00T13:04:03.0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7:45:16.80</meta:creation-date>
    <dc:date>2013-12-14T14:44:28.01</dc:date>
    <meta:editing-duration>PT4M41S</meta:editing-duration>
    <meta:editing-cycles>3</meta:editing-cycles>
    <meta:generator>LibreOffice/4.0.1.2$Windows_x86 LibreOffice_project/84102822e3d61eb989ddd325abf1ac077904985</meta:generator>
    <meta:document-statistic meta:table-count="1" meta:cell-count="16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014cm" xlink:href=".." xlink:type="simple" chart:class="chart:bar" chart:style-name="ch1">
        <chart:title svg:x="6.626cm" svg:y="0.316cm" chart:style-name="ch2">
          <text:p>Ilość operacji</text:p>
        </chart:title>
        <chart:subtitle svg:x="5.461cm" svg:y="1.275cm" chart:style-name="ch3">
          <text:p>przy stałej ilości wątków (20)</text:p>
        </chart:subtitle>
        <chart:legend chart:legend-position="bottom" svg:x="4.166cm" svg:y="8.205cm" style:legend-expansion="wide" chart:style-name="ch4"/>
        <chart:plot-area chart:style-name="ch5" table:cell-range-address="Arkusz1.B1:Arkusz1.B9 Arkusz1.G1:Arkusz1.H9" chart:data-source-has-labels="both" svg:x="1.357cm" svg:y="2.318cm" svg:width="13.99cm" svg:height="4.699cm">
          <chartooo:coordinate-region svg:x="2.269cm" svg:y="2.531cm" svg:width="13.078cm" svg:height="3.813cm"/>
          <chart:axis chart:dimension="x" chart:name="primary-x" chart:style-name="ch6" chartooo:axis-type="auto">
            <chartooo:date-scale/>
            <chart:title svg:x="4.075cm" svg:y="7.198cm" chart:style-name="ch7">
              <text:p>Ilość wykonywanych działań przez producenta/konsumenta</text:p>
            </chart:title>
            <chart:categories table:cell-range-address="Arkusz1.B2:Arkusz1.B9"/>
          </chart:axis>
          <chart:axis chart:dimension="y" chart:name="primary-y" chart:style-name="ch8">
            <chart:title svg:x="0.451cm" svg:y="7.238cm" chart:style-name="ch9">
              <text:p>Ilość "operacji" na jednostkę czasu</text:p>
            </chart:title>
            <chart:grid chart:style-name="ch10" chart:class="major"/>
          </chart:axis>
          <chart:series chart:style-name="ch11" chart:values-cell-range-address="Arkusz1.G2:Arkusz1.G9" chart:label-cell-address="Arkusz1.G1:Arkusz1.G1" chart:class="chart:bar">
            <chart:data-point chart:repeated="8"/>
          </chart:series>
          <chart:series chart:style-name="ch12" chart:values-cell-range-address="Arkusz1.H2:Arkusz1.H9" chart:label-cell-address="Arkusz1.H1:Arkusz1.H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ops per second</text:p>
                <draw:g>
                  <svg:desc>Arkusz1.G1:Arkusz1.G1</svg:desc>
                </draw:g>
              </table:table-cell>
              <table:table-cell office:value-type="string">
                <text:p>Monitor ops per second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Arkusz1.B2:Arkusz1.B9</svg:desc>
                </draw:g>
              </table:table-cell>
              <table:table-cell office:value-type="float" office:value="0.235872235872236">
                <text:p>0.235872235872236</text:p>
                <draw:g>
                  <svg:desc>Arkusz1.G2:Arkusz1.G9</svg:desc>
                </draw:g>
              </table:table-cell>
              <table:table-cell office:value-type="float" office:value="0.204545454545455">
                <text:p>0.204545454545455</text:p>
                <draw:g>
                  <svg:desc>Arkusz1.H2:Arkusz1.H9</svg:desc>
                </draw:g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32179226069246">
                <text:p>0.232179226069246</text:p>
              </table:table-cell>
              <table:table-cell office:value-type="float" office:value="0.253623188405797">
                <text:p>0.25362318840579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51661129568106">
                <text:p>0.251661129568106</text:p>
              </table:table-cell>
              <table:table-cell office:value-type="float" office:value="0.223175965665236">
                <text:p>0.22317596566523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250032253902722">
                <text:p>0.250032253902722</text:p>
              </table:table-cell>
              <table:table-cell office:value-type="float" office:value="0.262857142857143">
                <text:p>0.26285714285714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24597875569044">
                <text:p>0.24597875569044</text:p>
              </table:table-cell>
              <table:table-cell office:value-type="float" office:value="0.234652114597544">
                <text:p>0.23465211459754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241835933116373">
                <text:p>0.241835933116373</text:p>
              </table:table-cell>
              <table:table-cell office:value-type="float" office:value="0.216386554621849">
                <text:p>0.2163865546218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32956355527238">
                <text:p>0.232956355527238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236032388663968">
                <text:p>0.236032388663968</text:p>
              </table:table-cell>
              <table:table-cell office:value-type="float" office:value="0.20773313115997">
                <text:p>0.20773313115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title svg:x="6.626cm" svg:y="0.315cm" chart:style-name="ch2">
          <text:p>Ilość operacji</text:p>
        </chart:title>
        <chart:subtitle svg:x="3.477cm" svg:y="1.273cm" chart:style-name="ch3">
          <text:p>przy stałej ilości działań producenta/konsumenta (3)</text:p>
        </chart:subtitle>
        <chart:legend chart:legend-position="bottom" svg:x="4.166cm" svg:y="8.179cm" style:legend-expansion="wide" chart:style-name="ch4"/>
        <chart:plot-area chart:style-name="ch5" table:cell-range-address="Arkusz1.A11:Arkusz1.A19 Arkusz1.G11:Arkusz1.H19" chart:data-source-has-labels="both" svg:x="1.357cm" svg:y="2.314cm" svg:width="13.99cm" svg:height="4.678cm">
          <chartooo:coordinate-region svg:x="2.084cm" svg:y="2.527cm" svg:width="13.263cm" svg:height="3.792cm"/>
          <chart:axis chart:dimension="x" chart:name="primary-x" chart:style-name="ch6" chartooo:axis-type="auto">
            <chartooo:date-scale/>
            <chart:title svg:x="3.254cm" svg:y="7.172cm" chart:style-name="ch7">
              <text:p>Ilość wątków w systemie (n oznacza n konsumentów i n producentów)</text:p>
            </chart:title>
            <chart:categories table:cell-range-address="Arkusz1.A12:Arkusz1.A19"/>
          </chart:axis>
          <chart:axis chart:dimension="y" chart:name="primary-y" chart:style-name="ch8">
            <chart:title svg:x="0.451cm" svg:y="7.224cm" chart:style-name="ch9">
              <text:p>Ilość "operacji" na jednostkę czasu</text:p>
            </chart:title>
            <chart:grid chart:style-name="ch10" chart:class="major"/>
          </chart:axis>
          <chart:series chart:style-name="ch11" chart:values-cell-range-address="Arkusz1.G12:Arkusz1.G19" chart:label-cell-address="Arkusz1.G11:Arkusz1.G11" chart:class="chart:bar">
            <chart:data-point chart:repeated="8"/>
          </chart:series>
          <chart:series chart:style-name="ch12" chart:values-cell-range-address="Arkusz1.H12:Arkusz1.H19" chart:label-cell-address="Arkusz1.H11:Arkusz1.H1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ops per second</text:p>
                <draw:g>
                  <svg:desc>Arkusz1.G11:Arkusz1.G11</svg:desc>
                </draw:g>
              </table:table-cell>
              <table:table-cell office:value-type="string">
                <text:p>Monitor ops per second</text:p>
                <draw:g>
                  <svg:desc>Arkusz1.H11:Arkusz1.H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2:Arkusz1.A19</svg:desc>
                </draw:g>
              </table:table-cell>
              <table:table-cell office:value-type="float" office:value="1">
                <text:p>1</text:p>
                <draw:g>
                  <svg:desc>Arkusz1.G12:Arkusz1.G19</svg:desc>
                </draw:g>
              </table:table-cell>
              <table:table-cell office:value-type="float" office:value="1">
                <text:p>1</text:p>
                <draw:g>
                  <svg:desc>Arkusz1.H12:Arkusz1.H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875">
                <text:p>0.187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34408602150538">
                <text:p>0.134408602150538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04743083003953">
                <text:p>0.104743083003953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634920634920635">
                <text:p>0.0634920634920635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711825487944891">
                <text:p>0.071182548794489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467289719626168">
                <text:p>0.0467289719626168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26606445505108">
                <text:p>0.0526606445505108</text:p>
              </table:table-cell>
              <table:table-cell office:value-type="float" office:value="0.0327868852459016">
                <text:p>0.0327868852459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title svg:x="6.334cm" svg:y="0.315cm" chart:style-name="ch2">
          <text:p>Czas wykonania</text:p>
        </chart:title>
        <chart:subtitle svg:x="4.319cm" svg:y="1.22cm" chart:style-name="ch3">
          <text:p>przy stałej ilości wątków w systemie (20)</text:p>
        </chart:subtitle>
        <chart:legend chart:legend-position="bottom" svg:x="3.584cm" svg:y="8.179cm" style:legend-expansion="wide" chart:style-name="ch4"/>
        <chart:plot-area chart:style-name="ch5" table:cell-range-address="Arkusz1.B1:Arkusz1.D9" chart:data-source-has-labels="both" svg:x="1.357cm" svg:y="2.314cm" svg:width="13.99cm" svg:height="4.678cm">
          <chartooo:coordinate-region svg:x="2.534cm" svg:y="2.526cm" svg:width="12.813cm" svg:height="3.793cm"/>
          <chart:axis chart:dimension="x" chart:name="primary-x" chart:style-name="ch6" chartooo:axis-type="auto">
            <chartooo:date-scale/>
            <chart:title svg:x="5.305cm" svg:y="7.172cm" chart:style-name="ch7">
              <text:p>Ilość działań per producenta/konsumenta</text:p>
            </chart:title>
            <chart:categories table:cell-range-address="Arkusz1.B2:Arkusz1.B9"/>
          </chart:axis>
          <chart:axis chart:dimension="y" chart:name="primary-y" chart:style-name="ch8">
            <chart:title svg:x="0.451cm" svg:y="7.224cm" chart:style-name="ch9">
              <text:p>Czas całkowitego wykonania w ms</text:p>
            </chart:title>
            <chart:grid chart:style-name="ch10" chart:class="major"/>
          </chart:axis>
          <chart:series chart:style-name="ch11" chart:values-cell-range-address="Arkusz1.C2:Arkusz1.C9" chart:label-cell-address="Arkusz1.C1:Arkusz1.C1" chart:class="chart:bar">
            <chart:data-point chart:repeated="8"/>
          </chart:series>
          <chart:series chart:style-name="ch12" chart:values-cell-range-address="Arkusz1.D2:Arkusz1.D9" chart:label-cell-address="Arkusz1.D1:Arkusz1.D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total time (ms)</text:p>
                <draw:g>
                  <svg:desc>Arkusz1.C1:Arkusz1.C1</svg:desc>
                </draw:g>
              </table:table-cell>
              <table:table-cell office:value-type="string">
                <text:p>Monitor total time (ms)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Arkusz1.B2:Arkusz1.B9</svg:desc>
                </draw:g>
              </table:table-cell>
              <table:table-cell office:value-type="float" office:value="814">
                <text:p>814</text:p>
                <draw:g>
                  <svg:desc>Arkusz1.C2:Arkusz1.C9</svg:desc>
                </draw:g>
              </table:table-cell>
              <table:table-cell office:value-type="float" office:value="176">
                <text:p>176</text:p>
                <draw:g>
                  <svg:desc>Arkusz1.D2:Arkusz1.D9</svg:desc>
                </draw:g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82">
                <text:p>98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020">
                <text:p>60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751">
                <text:p>77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590">
                <text:p>659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8911">
                <text:p>891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556">
                <text:p>1255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4820">
                <text:p>14820</text:p>
              </table:table-cell>
              <table:table-cell office:value-type="float" office:value="1319">
                <text:p>13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7cm" xlink:href=".." xlink:type="simple" chart:class="chart:bar" chart:style-name="ch1">
        <chart:title svg:x="5.395cm" svg:y="0.315cm" chart:style-name="ch2">
          <text:p>Całkowity czas wykonania</text:p>
        </chart:title>
        <chart:subtitle svg:x="3.477cm" svg:y="1.273cm" chart:style-name="ch3">
          <text:p>przy stałej ilości działań producenta/konsumenta (3)</text:p>
        </chart:subtitle>
        <chart:legend chart:legend-position="bottom" svg:x="3.584cm" svg:y="8.178cm" style:legend-expansion="wide" chart:style-name="ch4"/>
        <chart:plot-area chart:style-name="ch5" table:cell-range-address="Arkusz1.A11:Arkusz1.A19 Arkusz1.C11:Arkusz1.D19" chart:data-source-has-labels="both" svg:x="1.357cm" svg:y="2.314cm" svg:width="13.99cm" svg:height="4.677cm">
          <chartooo:coordinate-region svg:x="2.534cm" svg:y="2.526cm" svg:width="12.813cm" svg:height="3.792cm"/>
          <chart:axis chart:dimension="x" chart:name="primary-x" chart:style-name="ch6" chartooo:axis-type="auto">
            <chartooo:date-scale/>
            <chart:title svg:x="3.254cm" svg:y="7.171cm" chart:style-name="ch7">
              <text:p>Ilość wątków w systemie (n oznacza n producentów i n konsumentów)</text:p>
            </chart:title>
            <chart:categories table:cell-range-address="Arkusz1.A12:Arkusz1.A19"/>
          </chart:axis>
          <chart:axis chart:dimension="y" chart:name="primary-y" chart:style-name="ch8">
            <chart:title svg:x="0.451cm" svg:y="7.011cm" chart:style-name="ch9">
              <text:p>Całkowity czas wykonania w ms</text:p>
            </chart:title>
            <chart:grid chart:style-name="ch10" chart:class="major"/>
          </chart:axis>
          <chart:series chart:style-name="ch11" chart:values-cell-range-address="Arkusz1.C12:Arkusz1.C19" chart:label-cell-address="Arkusz1.C11:Arkusz1.C11" chart:class="chart:bar">
            <chart:data-point chart:repeated="8"/>
          </chart:series>
          <chart:series chart:style-name="ch12" chart:values-cell-range-address="Arkusz1.D12:Arkusz1.D19" chart:label-cell-address="Arkusz1.D11:Arkusz1.D1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total time (ms)</text:p>
                <draw:g>
                  <svg:desc>Arkusz1.C11:Arkusz1.C11</svg:desc>
                </draw:g>
              </table:table-cell>
              <table:table-cell office:value-type="string">
                <text:p>Monitor total time (ms)</text:p>
                <draw:g>
                  <svg:desc>Arkusz1.D11:Arkusz1.D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2:Arkusz1.A19</svg:desc>
                </draw:g>
              </table:table-cell>
              <table:table-cell office:value-type="float" office:value="8">
                <text:p>8</text:p>
                <draw:g>
                  <svg:desc>Arkusz1.C12:Arkusz1.C19</svg:desc>
                </draw:g>
              </table:table-cell>
              <table:table-cell office:value-type="float" office:value="6">
                <text:p>6</text:p>
                <draw:g>
                  <svg:desc>Arkusz1.D12:Arkusz1.D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6">
                <text:p>1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06">
                <text:p>5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41">
                <text:p>44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13">
                <text:p>26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8">
                <text:p>4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351">
                <text:p>25351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title svg:x="5.303cm" svg:y="0.315cm" chart:style-name="ch2">
          <text:p>Ilość dodatkowych operacji</text:p>
        </chart:title>
        <chart:subtitle svg:x="4.429cm" svg:y="1.273cm" chart:style-name="ch3">
          <text:p>przy stałej ilości wątków w systemie (20)</text:p>
        </chart:subtitle>
        <chart:legend chart:legend-position="bottom" svg:x="3.266cm" svg:y="8.179cm" style:legend-expansion="wide" chart:style-name="ch4"/>
        <chart:plot-area chart:style-name="ch5" table:cell-range-address="Arkusz1.B1:Arkusz1.B9 Arkusz1.E1:Arkusz1.F9" chart:data-source-has-labels="both" svg:x="1.327cm" svg:y="2.342cm" svg:width="13.989cm" svg:height="4.678cm">
          <chartooo:coordinate-region svg:x="2.319cm" svg:y="2.554cm" svg:width="12.997cm" svg:height="3.793cm"/>
          <chart:axis chart:dimension="x" chart:name="primary-x" chart:style-name="ch6" chartooo:axis-type="auto">
            <chartooo:date-scale/>
            <chart:title svg:x="5.512cm" svg:y="7.2cm" chart:style-name="ch7">
              <text:p>Ilość podstawowych działań per wątek</text:p>
            </chart:title>
            <chart:categories table:cell-range-address="Arkusz1.B2:Arkusz1.B9"/>
          </chart:axis>
          <chart:axis chart:dimension="y" chart:name="primary-y" chart:style-name="ch8">
            <chart:title svg:x="0.421cm" svg:y="7.358cm" chart:style-name="ch9">
              <text:p>Ilość dodatkowych działań per wątek</text:p>
            </chart:title>
            <chart:grid chart:style-name="ch10" chart:class="major"/>
          </chart:axis>
          <chart:series chart:style-name="ch11" chart:values-cell-range-address="Arkusz1.E2:Arkusz1.E9" chart:label-cell-address="Arkusz1.E1:Arkusz1.E1" chart:class="chart:bar">
            <chart:data-point chart:repeated="8"/>
          </chart:series>
          <chart:series chart:style-name="ch12" chart:values-cell-range-address="Arkusz1.F2:Arkusz1.F9" chart:label-cell-address="Arkusz1.F1:Arkusz1.F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side tasks mean</text:p>
                <draw:g>
                  <svg:desc>Arkusz1.E1:Arkusz1.E1</svg:desc>
                </draw:g>
              </table:table-cell>
              <table:table-cell office:value-type="string">
                <text:p>Monitor side tasks mean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Arkusz1.B2:Arkusz1.B9</svg:desc>
                </draw:g>
              </table:table-cell>
              <table:table-cell office:value-type="float" office:value="174">
                <text:p>174</text:p>
                <draw:g>
                  <svg:desc>Arkusz1.E2:Arkusz1.E9</svg:desc>
                </draw:g>
              </table:table-cell>
              <table:table-cell office:value-type="float" office:value="18">
                <text:p>18</text:p>
                <draw:g>
                  <svg:desc>Arkusz1.F2:Arkusz1.F9</svg:desc>
                </draw:g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3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463">
                <text:p>14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69">
                <text:p>18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535">
                <text:p>15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052">
                <text:p>20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05">
                <text:p>28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361">
                <text:p>3361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88cm" xlink:href=".." xlink:type="simple" chart:class="chart:bar" chart:style-name="ch1">
        <chart:title svg:x="5.462cm" svg:y="0.342cm" chart:style-name="ch2">
          <text:p>Ilość dodatkowych zadań</text:p>
        </chart:title>
        <chart:subtitle svg:x="4.801cm" svg:y="1.273cm" chart:style-name="ch3">
          <text:p>przy stałej ilości zadań per wątek (3)</text:p>
        </chart:subtitle>
        <chart:legend chart:legend-position="bottom" svg:x="3.267cm" svg:y="8.179cm" style:legend-expansion="wide" chart:style-name="ch4"/>
        <chart:plot-area chart:style-name="ch5" table:cell-range-address="Arkusz1.A11:Arkusz1.A19 Arkusz1.E11:Arkusz1.F19" chart:data-source-has-labels="both" svg:x="1.357cm" svg:y="2.314cm" svg:width="13.991cm" svg:height="4.678cm">
          <chartooo:coordinate-region svg:x="2.349cm" svg:y="2.526cm" svg:width="12.999cm" svg:height="3.793cm"/>
          <chart:axis chart:dimension="x" chart:name="primary-x" chart:style-name="ch6" chartooo:axis-type="auto">
            <chartooo:date-scale/>
            <chart:title svg:x="4.114cm" svg:y="7.172cm" chart:style-name="ch7">
              <text:p>Ilość wątków (n oznacza n konsumentów i n producentów)</text:p>
            </chart:title>
            <chart:categories table:cell-range-address="Arkusz1.A12:Arkusz1.A19"/>
          </chart:axis>
          <chart:axis chart:dimension="y" chart:name="primary-y" chart:style-name="ch8">
            <chart:title svg:x="0.451cm" svg:y="7.25cm" chart:style-name="ch9">
              <text:p>Ilosć dodatkowych zadań per wątek</text:p>
            </chart:title>
            <chart:grid chart:style-name="ch10" chart:class="major"/>
          </chart:axis>
          <chart:series chart:style-name="ch11" chart:values-cell-range-address="Arkusz1.E12:Arkusz1.E19" chart:label-cell-address="Arkusz1.E11:Arkusz1.E11" chart:class="chart:bar">
            <chart:data-point chart:repeated="8"/>
          </chart:series>
          <chart:series chart:style-name="ch12" chart:values-cell-range-address="Arkusz1.F12:Arkusz1.F19" chart:label-cell-address="Arkusz1.F11:Arkusz1.F1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side tasks mean</text:p>
                <draw:g>
                  <svg:desc>Arkusz1.E11:Arkusz1.E11</svg:desc>
                </draw:g>
              </table:table-cell>
              <table:table-cell office:value-type="string">
                <text:p>Monitor side tasks mean</text:p>
                <draw:g>
                  <svg:desc>Arkusz1.F11:Arkusz1.F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2:Arkusz1.A19</svg:desc>
                </draw:g>
              </table:table-cell>
              <table:table-cell office:value-type="float" office:value="5">
                <text:p>5</text:p>
                <draw:g>
                  <svg:desc>Arkusz1.E12:Arkusz1.E19</svg:desc>
                </draw:g>
              </table:table-cell>
              <table:table-cell office:value-type="float" office:value="3">
                <text:p>3</text:p>
                <draw:g>
                  <svg:desc>Arkusz1.F12:Arkusz1.F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32">
                <text:p>133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